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yFirstModule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76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1.0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Макросы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понедельник</text:p>
          </table:table-cell>
          <table:table-cell office:value-type="string">
            <text:p>Январь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вторник</text:p>
          </table:table-cell>
          <table:table-cell office:value-type="string">
            <text:p>Февраль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среда</text:p>
          </table:table-cell>
          <table:table-cell office:value-type="string">
            <text:p>Март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четверг</text:p>
          </table:table-cell>
          <table:table-cell office:value-type="string">
            <text:p>Апрель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пятница</text:p>
          </table:table-cell>
          <table:table-cell office:value-type="string">
            <text:p>Май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уббота</text:p>
          </table:table-cell>
          <table:table-cell office:value-type="string">
            <text:p>Июнь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воскресенье</text:p>
          </table:table-cell>
          <table:table-cell office:value-type="string">
            <text:p>Июль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понедельник</text:p>
          </table:table-cell>
          <table:table-cell office:value-type="string">
            <text:p>Август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вторник</text:p>
          </table:table-cell>
          <table:table-cell office:value-type="string">
            <text:p>Сентябрь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среда</text:p>
          </table:table-cell>
          <table:table-cell office:value-type="string">
            <text:p>Октябрь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четверг</text:p>
          </table:table-cell>
          <table:table-cell office:value-type="string">
            <text:p>Ноябрь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пятница</text:p>
          </table:table-cell>
          <table:table-cell office:value-type="string">
            <text:p>Декабрь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уббота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воскресенье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Выработанная электроэнергия, Гдж</text:p>
          </table:table-cell>
          <table:table-cell office:value-type="string">
            <text:p>Потери, %</text:p>
          </table:table-cell>
          <table:table-cell office:value-type="string">
            <text:p>Получаемая электроэнергия, Гдж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office:value-type="float" office:value="5">
            <text:p>5</text:p>
          </table:table-cell>
          <table:table-cell table:formula="of:=QH([.A2];[.B2])" office:value-type="float" office:value="5462.5">
            <text:p>5462,5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office:value-type="string">
            <text:p>X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35">
            <text:p>0,35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45">
            <text:p>0,45</text:p>
          </table:table-cell>
          <table:table-cell table:style-name="ce1" office:value-type="float" office:value="0.5">
            <text:p>0,50</text:p>
          </table:table-cell>
        </table:table-row>
        <table:table-row table:style-name="ro1">
          <table:table-cell office:value-type="string">
            <text:p>Y</text:p>
          </table:table-cell>
          <table:table-cell table:formula="of:=FY([.B1])" office:value-type="float" office:value="2.63069374389761">
            <text:p>2,63</text:p>
          </table:table-cell>
          <table:table-cell table:formula="of:=FY([.C1])" office:value-type="float" office:value="2.63455802922234">
            <text:p>2,63</text:p>
          </table:table-cell>
          <table:table-cell table:formula="of:=FY([.D1])" office:value-type="float" office:value="2.62600842092373">
            <text:p>2,63</text:p>
          </table:table-cell>
          <table:table-cell table:formula="of:=FY([.E1])" office:value-type="float" office:value="2.60816314742346">
            <text:p>2,61</text:p>
          </table:table-cell>
          <table:table-cell table:formula="of:=FY([.F1])" office:value-type="float" office:value="2.58208356934163">
            <text:p>2,58</text:p>
          </table:table-cell>
          <table:table-cell table:formula="of:=FY([.G1])" office:value-type="float" office:value="2.5479276360127">
            <text:p>2,55</text:p>
          </table:table-cell>
          <table:table-cell table:formula="of:=FY([.H1])" office:value-type="float" office:value="2.50538524734901">
            <text:p>2,51</text:p>
          </table:table-cell>
          <table:table-cell table:formula="of:=FY([.I1])" office:value-type="float" office:value="2.45387563980784">
            <text:p>2,45</text:p>
          </table:table-cell>
          <table:table-cell table:formula="of:=FY([.J1])" office:value-type="float" office:value="2.39263713104406">
            <text:p>2,39</text:p>
          </table:table-cell>
        </table:table-row>
        <table:table-row table:style-name="ro1">
          <table:table-cell>
            <draw:frame table:end-cell-address="Sheet3.M23" table:end-x="1.95cm" table:end-y="0.068cm" draw:z-index="0" draw:style-name="gr1" draw:text-style-name="P1" svg:width="15.999cm" svg:height="8.999cm" svg:x="0.1cm" svg:y="0.101cm">
              <draw:object draw:notify-on-update-of-ranges="Sheet3.A1:Sheet3.A1 Sheet3.B1:Sheet3.J1 Sheet3.A2:Sheet3.A2 Sheet3.B2:Sheet3.J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2.04.2017</text:date>, <text:time>19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41S</meta:editing-duration>
    <meta:editing-cycles>7</meta:editing-cycles>
    <meta:generator>OpenOffice/4.1.3$Win32 OpenOffice.org_project/413m1$Build-9783</meta:generator>
    <dc:date>2017-04-02T19:45:46.75</dc:date>
    <dc:creator>Alex Lasher</dc:creator>
    <meta:document-statistic meta:table-count="3" meta:cell-count="67" meta:object-count="1"/>
    <meta:user-defined meta:name="Info 1"/>
    <meta:user-defined meta:name="Info 2"/>
    <meta:user-defined meta:name="Info 3"/>
    <meta:user-defined meta:name="Info 4"/>
  </office:meta>
</office:document-meta>
</file>

<file path=Basic/Standard/MyFirstModule.xml><?xml version="1.0" encoding="utf-8"?>
<!DOCTYPE module  PUBLIC '-//OpenOffice.org//DTD OfficeDocument 1.0//EN'  'module.dtd'>
<script:module xmlns:script="http://openoffice.org/2000/script" script:name="MyFirstModule" script:language="StarBasic">REM  *****  BASIC  *****



Sub HelloWorld
Dim s As String
s = HelloWorldString()
MsgBox s
End Sub

Function HelloWorldString() As String
HelloWorldString = "Привет"+InputBox("Как вас зовут? :","Ввод количества строк (Max 65536)",""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First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18cm" svg:y="4.188cm" style:legend-expansion="high" chart:style-name="ch2"/>
        <chart:plot-area chart:style-name="ch3" table:cell-range-address="Sheet3.A1:Sheet3.J2" chart:data-source-has-labels="both" svg:x="1.358cm" svg:y="0.855cm" svg:width="12.42cm" svg:height="6.957cm">
          <chartooo:coordinate-region svg:x="2.27cm" svg:y="1.068cm" svg:width="11.176cm" svg:height="6.072cm"/>
          <chart:axis chart:dimension="x" chart:name="primary-x" chart:style-name="ch4" chartooo:axis-type="auto">
            <chartooo:date-scale/>
            <chart:title svg:x="7.418cm" svg:y="7.993cm" chart:style-name="ch5">
              <text:p>X</text:p>
            </chart:title>
            <chart:categories table:cell-range-address="Sheet3.B1:Sheet3.J1"/>
          </chart:axis>
          <chart:axis chart:dimension="y" chart:name="primary-y" chart:style-name="ch6">
            <chart:title svg:x="0.451cm" svg:y="4.483cm" chart:style-name="ch7">
              <text:p>Y</text:p>
            </chart:title>
            <chart:grid chart:style-name="ch8" chart:class="major"/>
          </chart:axis>
          <chart:series chart:style-name="ch9" chart:values-cell-range-address="Sheet3.B2:Sheet3.J2" chart:label-cell-address="Sheet3.A2:Sheet3.A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3.B1:Sheet3.J1</svg:desc>
                </draw:g>
              </table:table-cell>
              <table:table-cell office:value-type="float" office:value="0.1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35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45">
                <text:p>0</text:p>
              </table:table-cell>
              <table:table-cell office:value-type="float" office:value="0.5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heet3.A2:Sheet3.A2</svg:desc>
                </draw:g>
              </table:table-cell>
              <table:table-cell office:value-type="float" office:value="2.63069374389761">
                <text:p>2.63069374389761</text:p>
                <draw:g>
                  <svg:desc>Sheet3.B2:Sheet3.J2</svg:desc>
                </draw:g>
              </table:table-cell>
              <table:table-cell office:value-type="float" office:value="2.63455802922234">
                <text:p>2.63455802922234</text:p>
              </table:table-cell>
              <table:table-cell office:value-type="float" office:value="2.62600842092373">
                <text:p>2.62600842092373</text:p>
              </table:table-cell>
              <table:table-cell office:value-type="float" office:value="2.60816314742346">
                <text:p>2.60816314742346</text:p>
              </table:table-cell>
              <table:table-cell office:value-type="float" office:value="2.58208356934163">
                <text:p>2.58208356934163</text:p>
              </table:table-cell>
              <table:table-cell office:value-type="float" office:value="2.5479276360127">
                <text:p>2.5479276360127</text:p>
              </table:table-cell>
              <table:table-cell office:value-type="float" office:value="2.50538524734901">
                <text:p>2.50538524734901</text:p>
              </table:table-cell>
              <table:table-cell office:value-type="float" office:value="2.45387563980784">
                <text:p>2.45387563980784</text:p>
              </table:table-cell>
              <table:table-cell office:value-type="float" office:value="2.39263713104406">
                <text:p>2.39263713104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